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270833333333333in"/>
    </style:style>
    <style:style style:name="co3" style:family="table-column">
      <style:table-column-properties fo:break-before="auto" style:column-width="1.479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5.31">
            <text:p>5.31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283">
            <text:p>1283</text:p>
          </table:table-cell>
          <table:table-cell table:style-name="ce21" office:value-type="float" office:value="18.13">
            <text:p>18.13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66.81">
            <text:p>66.8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5741">
            <text:p>5741</text:p>
          </table:table-cell>
          <table:table-cell table:style-name="ce21" office:value-type="float" office:value="81.1">
            <text:p>81.1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0627">
            <text:p>10627</text:p>
          </table:table-cell>
          <table:table-cell table:style-name="ce21" office:value-type="float" office:value="150.13">
            <text:p>150.13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77772">
            <text:p>77772</text:p>
          </table:table-cell>
          <table:table-cell table:style-name="ce21" office:value-type="float" office:value="1098.71">
            <text:p>1098.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21.33">
            <text:p>21.3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.82">
            <text:p>0.8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7154">
            <text:p>27154</text:p>
          </table:table-cell>
          <table:table-cell table:style-name="ce21" office:value-type="float" office:value="383.61">
            <text:p>383.6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49936">
            <text:p>149936</text:p>
          </table:table-cell>
          <table:table-cell table:style-name="ce21" office:value-type="float" office:value="2118.18">
            <text:p>2118.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6172">
            <text:p>16172</text:p>
          </table:table-cell>
          <table:table-cell table:style-name="ce21" office:value-type="float" office:value="228.47">
            <text:p>228.4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6954">
            <text:p>6954</text:p>
          </table:table-cell>
          <table:table-cell table:style-name="ce21" office:value-type="float" office:value="98.24">
            <text:p>98.2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8193">
            <text:p>8193</text:p>
          </table:table-cell>
          <table:table-cell table:style-name="ce21" office:value-type="float" office:value="115.74">
            <text:p>115.7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671">
            <text:p>2671</text:p>
          </table:table-cell>
          <table:table-cell table:style-name="ce21" office:value-type="float" office:value="37.73">
            <text:p>37.7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5.12">
            <text:p>15.12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76815">
            <text:p>76815</text:p>
          </table:table-cell>
          <table:table-cell table:style-name="ce21" office:value-type="float" office:value="1085.19">
            <text:p>1085.19</text:p>
          </table:table-cell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30607">
            <text:p>30607</text:p>
          </table:table-cell>
          <table:table-cell table:style-name="ce21" office:value-type="float" office:value="432.39">
            <text:p>432.39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3.63">
            <text:p>3.6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.75">
            <text:p>1.7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31">
            <text:p>0.3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11.03">
            <text:p>11.0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4">
            <text:p>0.24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0">
            <text:p>2000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120.89">
            <text:p>120.89</text:p>
          </table:table-cell>
        </table:table-row>
        <table:table-row table:style-name="ro2">
          <table:table-cell table:style-name="ce21" table:number-columns-spanned="4" table:number-rows-spanned="1" office:value-type="string">
            <text:p>All counts are number of offenses except for offenses against a person in which victims are counted.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